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ucleus</text:p>
          </table:table-cell>
          <table:table-cell office:value-type="string" calcext:value-type="string">
            <text:p>Valence Particles</text:p>
          </table:table-cell>
          <table:table-cell office:value-type="string" calcext:value-type="string">
            <text:p>Dimension (sd)</text:p>
          </table:table-cell>
          <table:table-cell table:style-name="Default" office:value-type="string" calcext:value-type="string">
            <text:p>Dimension (sdpf)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#sps</text:p>
          </table:table-cell>
          <table:table-cell/>
          <table:table-cell office:value-type="string" calcext:value-type="string">
            <text:p>O-18</text:p>
          </table:table-cell>
          <table:table-cell office:value-type="float" office:value="2" calcext:value-type="float">
            <text:p>2</text:p>
          </table:table-cell>
          <table:table-cell table:formula="of:=FACT([.$A$7])/(FACT([.D4])*FACT([.$A$7]-[.D4]))" office:value-type="float" office:value="66" calcext:value-type="float">
            <text:p>66</text:p>
          </table:table-cell>
          <table:table-cell table:formula="of:=FACT([.$A$10])/(FACT([.D4])*FACT([.$A$10]-[.D4]))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O-20</text:p>
          </table:table-cell>
          <table:table-cell office:value-type="float" office:value="4" calcext:value-type="float">
            <text:p>4</text:p>
          </table:table-cell>
          <table:table-cell table:formula="of:=FACT([.$A$7])/(FACT([.D5])*FACT([.$A$7]-[.D5]))" office:value-type="float" office:value="495" calcext:value-type="float">
            <text:p>495</text:p>
          </table:table-cell>
          <table:table-cell table:formula="of:=FACT([.$A$10])/(FACT([.D5])*FACT([.$A$10]-[.D5]))" office:value-type="float" office:value="35960" calcext:value-type="float">
            <text:p>35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-22</text:p>
          </table:table-cell>
          <table:table-cell office:value-type="float" office:value="6" calcext:value-type="float">
            <text:p>6</text:p>
          </table:table-cell>
          <table:table-cell table:formula="of:=FACT([.$A$7])/(FACT([.D6])*FACT([.$A$7]-[.D6]))" office:value-type="float" office:value="924" calcext:value-type="float">
            <text:p>924</text:p>
          </table:table-cell>
          <table:table-cell table:formula="of:=FACT([.$A$10])/(FACT([.D6])*FACT([.$A$10]-[.D6]))" office:value-type="float" office:value="906192" calcext:value-type="float">
            <text:p>9061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-24</text:p>
          </table:table-cell>
          <table:table-cell office:value-type="float" office:value="8" calcext:value-type="float">
            <text:p>8</text:p>
          </table:table-cell>
          <table:table-cell table:formula="of:=FACT([.$A$7])/(FACT([.D7])*FACT([.$A$7]-[.D7]))" office:value-type="float" office:value="495" calcext:value-type="float">
            <text:p>495</text:p>
          </table:table-cell>
          <table:table-cell table:formula="of:=FACT([.$A$10])/(FACT([.D7])*FACT([.$A$10]-[.D7]))" office:value-type="float" office:value="10518300" calcext:value-type="float">
            <text:p>10518300</text:p>
          </table:table-cell>
        </table:table-row>
        <table:table-row table:style-name="ro1">
          <table:table-cell office:value-type="string" calcext:value-type="string">
            <text:p>sdpf</text:p>
          </table:table-cell>
          <table:table-cell/>
          <table:table-cell office:value-type="string" calcext:value-type="string">
            <text:p>O-26</text:p>
          </table:table-cell>
          <table:table-cell office:value-type="float" office:value="10" calcext:value-type="float">
            <text:p>10</text:p>
          </table:table-cell>
          <table:table-cell table:formula="of:=FACT([.$A$7])/(FACT([.D8])*FACT([.$A$7]-[.D8]))" office:value-type="float" office:value="66" calcext:value-type="float">
            <text:p>66</text:p>
          </table:table-cell>
          <table:table-cell table:formula="of:=FACT([.$A$10])/(FACT([.D8])*FACT([.$A$10]-[.D8]))" office:value-type="float" office:value="64512240" calcext:value-type="float">
            <text:p>64512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-28</text:p>
          </table:table-cell>
          <table:table-cell office:value-type="float" office:value="12" calcext:value-type="float">
            <text:p>12</text:p>
          </table:table-cell>
          <table:table-cell table:formula="of:=FACT([.$A$7])/(FACT([.D9])*FACT([.$A$7]-[.D9]))" office:value-type="float" office:value="1" calcext:value-type="float">
            <text:p>1</text:p>
          </table:table-cell>
          <table:table-cell table:formula="of:=FACT([.$A$10])/(FACT([.D9])*FACT([.$A$10]-[.D9]))" office:value-type="float" office:value="225792840" calcext:value-type="float">
            <text:p>225792840</text:p>
          </table:table-cell>
        </table:table-row>
        <table:table-row table:style-name="ro1">
          <table:table-cell table:formula="of:=12+8+6+2+4" office:value-type="float" office:value="32" calcext:value-type="float">
            <text:p>32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9:52:18.340032963</meta:creation-date>
    <dc:date>2017-07-18T11:20:29.458496117</dc:date>
    <meta:editing-duration>PT1H18M1S</meta:editing-duration>
    <meta:editing-cycles>1</meta:editing-cycles>
    <meta:document-statistic meta:table-count="1" meta:cell-count="33" meta:object-count="0"/>
    <meta:generator>LibreOffice/5.3.1.2$Linux_X86_64 LibreOffice_project/30m0$Build-2</meta:generator>
  </office:meta>
</office:document-meta>
</file>